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éthode</text:p>
          </table:table-cell>
          <table:table-cell office:value-type="string" calcext:value-type="string">
            <text:p>Snapshots</text:p>
          </table:table-cell>
          <table:table-cell office:value-type="string" calcext:value-type="string">
            <text:p>Rappel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Fmesure</text:p>
          </table:table-cell>
          <table:table-cell/>
          <table:table-cell office:value-type="string" calcext:value-type="string">
            <text:p>vrais positifs</text:p>
          </table:table-cell>
          <table:table-cell office:value-type="string" calcext:value-type="string">
            <text:p>Liens de la vérité terrain</text:p>
          </table:table-cell>
          <table:table-cell office:value-type="string" calcext:value-type="string">
            <text:p>tous les matchings identifiés</text:p>
          </table:table-cell>
          <table:table-cell/>
        </table:table-row>
        <table:table-row table:style-name="ro1">
          <table:table-cell office:value-type="string" calcext:value-type="string">
            <text:p>MUSTIERE</text:p>
          </table:table-cell>
          <table:table-cell office:value-type="string" calcext:value-type="string">
            <text:p>Vern-VASS</text:p>
          </table:table-cell>
          <table:table-cell table:formula="of:=[.G2]/[.H2]" office:value-type="float" office:value="0.928571428571429" calcext:value-type="float">
            <text:p>0,9285714286</text:p>
          </table:table-cell>
          <table:table-cell table:formula="of:=[.G2]/[.I2]" office:value-type="float" office:value="1" calcext:value-type="float">
            <text:p>1</text:p>
          </table:table-cell>
          <table:table-cell table:formula="of:=2*[.C2]*[.D2]/([.C2]+[.D2])" office:value-type="float" office:value="0.962962962962963" calcext:value-type="float">
            <text:p>0,9629629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 = 10 mètres</text:p>
          </table:table-cell>
        </table:table-row>
        <table:table-row table:style-name="ro1">
          <table:table-cell/>
          <table:table-cell office:value-type="string" calcext:value-type="string">
            <text:p>VASS-JAC</text:p>
          </table:table-cell>
          <table:table-cell table:formula="of:=[.G3]/[.H3]" office:value-type="float" office:value="1" calcext:value-type="float">
            <text:p>1</text:p>
          </table:table-cell>
          <table:table-cell table:formula="of:=[.G3]/[.I3]" office:value-type="float" office:value="1" calcext:value-type="float">
            <text:p>1</text:p>
          </table:table-cell>
          <table:table-cell table:formula="of:=2*[.C3]*[.D3]/([.C3]+[.D3])" office:value-type="float" office:value="1" calcext:value-type="float">
            <text:p>1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Max = 20 mètres</text:p>
          </table:table-cell>
        </table:table-row>
        <table:table-row table:style-name="ro1">
          <table:table-cell/>
          <table:table-cell office:value-type="string" calcext:value-type="string">
            <text:p>JAC-POUB</text:p>
          </table:table-cell>
          <table:table-cell table:formula="of:=[.G4]/[.H4]" office:value-type="float" office:value="1" calcext:value-type="float">
            <text:p>1</text:p>
          </table:table-cell>
          <table:table-cell table:formula="of:=[.G4]/[.I4]" office:value-type="float" office:value="0.666666666666667" calcext:value-type="float">
            <text:p>0,6666666667</text:p>
          </table:table-cell>
          <table:table-cell table:formula="of:=2*[.C4]*[.D4]/([.C4]+[.D4])" office:value-type="float" office:value="0.8" calcext:value-type="float">
            <text:p>0,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ax = 20 mètres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Vern-VASS</text:p>
          </table:table-cell>
          <table:table-cell table:formula="of:=[.G5]/[.H5]" office:value-type="float" office:value="1" calcext:value-type="float">
            <text:p>1</text:p>
          </table:table-cell>
          <table:table-cell table:formula="of:=[.G5]/[.I5]" office:value-type="float" office:value="1" calcext:value-type="float">
            <text:p>1</text:p>
          </table:table-cell>
          <table:table-cell table:formula="of:=2*[.C5]*[.D5]/([.C5]+[.D5])" office:value-type="float" office:value="1" calcext:value-type="float">
            <text:p>1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SS-JAC</text:p>
          </table:table-cell>
          <table:table-cell table:formula="of:=[.G6]/[.H6]" office:value-type="float" office:value="0.933333333333333" calcext:value-type="float">
            <text:p>0,9333333333</text:p>
          </table:table-cell>
          <table:table-cell table:formula="of:=[.G6]/[.I6]" office:value-type="float" office:value="1" calcext:value-type="float">
            <text:p>1</text:p>
          </table:table-cell>
          <table:table-cell table:formula="of:=2*[.C6]*[.D6]/([.C6]+[.D6])" office:value-type="float" office:value="0.96551724137931" calcext:value-type="float">
            <text:p>0,96551724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-POUB</text:p>
          </table:table-cell>
          <table:table-cell table:formula="of:=[.G7]/[.H7]" office:value-type="float" office:value="1" calcext:value-type="float">
            <text:p>1</text:p>
          </table:table-cell>
          <table:table-cell table:formula="of:=[.G7]/[.I7]" office:value-type="float" office:value="1" calcext:value-type="float">
            <text:p>1</text:p>
          </table:table-cell>
          <table:table-cell table:formula="of:=2*[.C7]*[.D7]/([.C7]+[.D7]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AINT MAR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TIERE</text:p>
          </table:table-cell>
          <table:table-cell office:value-type="string" calcext:value-type="string">
            <text:p>Vern-VASS</text:p>
          </table:table-cell>
          <table:table-cell table:formula="of:=[.G11]/[.H11]" office:value-type="float" office:value="0.836065573770492" calcext:value-type="float">
            <text:p>0,8360655738</text:p>
          </table:table-cell>
          <table:table-cell table:formula="of:=[.G11]/[.I11]" office:value-type="float" office:value="0.980769230769231" calcext:value-type="float">
            <text:p>0,9807692308</text:p>
          </table:table-cell>
          <table:table-cell table:formula="of:=2*[.C11]*[.D11]/([.C11]+[.D11])" office:value-type="float" office:value="0.902654867256637" calcext:value-type="float">
            <text:p>0,902654867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SS-JAC</text:p>
          </table:table-cell>
          <table:table-cell table:formula="of:=[.G12]/[.H12]" office:value-type="float" office:value="0.75" calcext:value-type="float">
            <text:p>0,75</text:p>
          </table:table-cell>
          <table:table-cell table:formula="of:=[.G12]/[.I12]" office:value-type="float" office:value="0.857142857142857" calcext:value-type="float">
            <text:p>0,8571428571</text:p>
          </table:table-cell>
          <table:table-cell table:formula="of:=2*[.C12]*[.D12]/([.C12]+[.D12])" office:value-type="float" office:value="0.8" calcext:value-type="float">
            <text:p>0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-POUB</text:p>
          </table:table-cell>
          <table:table-cell table:formula="of:=[.G13]/[.H13]" office:value-type="float" office:value="0.298507462686567" calcext:value-type="float">
            <text:p>0,2985074627</text:p>
          </table:table-cell>
          <table:table-cell table:formula="of:=[.G13]/[.I13]" office:value-type="float" office:value="0.909090909090909" calcext:value-type="float">
            <text:p>0,9090909091</text:p>
          </table:table-cell>
          <table:table-cell table:formula="of:=2*[.C13]*[.D13]/([.C13]+[.D13])" office:value-type="float" office:value="0.449438202247191" calcext:value-type="float">
            <text:p>0,44943820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" office:value-type="string" calcext:value-type="string">
            <text:p>MOI (Pessimiste)</text:p>
          </table:table-cell>
          <table:table-cell table:style-name="ce2" office:value-type="string" calcext:value-type="string">
            <text:p>Vern-VASS</text:p>
          </table:table-cell>
          <table:table-cell table:style-name="ce2" table:formula="of:=[.G14]/[.H14]" office:value-type="float" office:value="0.950819672131147" calcext:value-type="float">
            <text:p>0,9508196721</text:p>
          </table:table-cell>
          <table:table-cell table:style-name="ce2" table:formula="of:=[.G14]/[.I14]" office:value-type="float" office:value="0.90625" calcext:value-type="float">
            <text:p>0,90625</text:p>
          </table:table-cell>
          <table:table-cell table:style-name="ce2" table:formula="of:=2*[.C14]*[.D14]/([.C14]+[.D14])" office:value-type="float" office:value="0.928" calcext:value-type="float">
            <text:p>0,928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ASS-JAC</text:p>
          </table:table-cell>
          <table:table-cell table:style-name="ce2" table:formula="of:=[.G15]/[.H15]" office:value-type="float" office:value="0.765625" calcext:value-type="float">
            <text:p>0,765625</text:p>
          </table:table-cell>
          <table:table-cell table:style-name="ce2" table:formula="of:=[.G15]/[.I15]" office:value-type="float" office:value="0.710144927536232" calcext:value-type="float">
            <text:p>0,7101449275</text:p>
          </table:table-cell>
          <table:table-cell table:style-name="ce2" table:formula="of:=2*[.C15]*[.D15]/([.C15]+[.D15])" office:value-type="float" office:value="0.736842105263158" calcext:value-type="float">
            <text:p>0,7368421053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JAC-POUB</text:p>
          </table:table-cell>
          <table:table-cell table:style-name="ce2" table:formula="of:=[.G16]/[.H16]" office:value-type="float" office:value="0.522388059701493" calcext:value-type="float">
            <text:p>0,5223880597</text:p>
          </table:table-cell>
          <table:table-cell table:style-name="ce2" table:formula="of:=[.G16]/[.I16]" office:value-type="float" office:value="0.74468085106383" calcext:value-type="float">
            <text:p>0,7446808511</text:p>
          </table:table-cell>
          <table:table-cell table:style-name="ce2" table:formula="of:=2*[.C16]*[.D16]/([.C16]+[.D16])" office:value-type="float" office:value="0.614035087719298" calcext:value-type="float">
            <text:p>0,6140350877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3" office:value-type="string" calcext:value-type="string">
            <text:p>MOI (Optimiste)</text:p>
          </table:table-cell>
          <table:table-cell table:style-name="ce3" office:value-type="string" calcext:value-type="string">
            <text:p>Vern-VASS</text:p>
          </table:table-cell>
          <table:table-cell table:style-name="ce3" table:formula="of:=[.G17]/[.H17]" office:value-type="string" office:string-value="" calcext:value-type="error">
            <text:p>#DIV/0 !</text:p>
          </table:table-cell>
          <table:table-cell table:style-name="ce3" table:formula="of:=[.G17]/[.I17]" office:value-type="string" office:string-value="" calcext:value-type="error">
            <text:p>#DIV/0 !</text:p>
          </table:table-cell>
          <table:table-cell table:style-name="ce3" table:formula="of:=2*[.C17]*[.D17]/([.C17]+[.D17])" office:value-type="string" office:string-value="" calcext:value-type="error">
            <text:p>#DIV/0 !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VASS-JAC</text:p>
          </table:table-cell>
          <table:table-cell table:style-name="ce3" table:formula="of:=[.G18]/[.H18]" office:value-type="string" office:string-value="" calcext:value-type="error">
            <text:p>#DIV/0 !</text:p>
          </table:table-cell>
          <table:table-cell table:style-name="ce3" table:formula="of:=[.G18]/[.I18]" office:value-type="string" office:string-value="" calcext:value-type="error">
            <text:p>#DIV/0 !</text:p>
          </table:table-cell>
          <table:table-cell table:style-name="ce3" table:formula="of:=2*[.C18]*[.D18]/([.C18]+[.D18])" office:value-type="string" office:string-value="" calcext:value-type="error">
            <text:p>#DIV/0 !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JAC-POUB</text:p>
          </table:table-cell>
          <table:table-cell table:style-name="ce3" table:formula="of:=[.G19]/[.H19]" office:value-type="float" office:value="0.78125" calcext:value-type="float">
            <text:p>0,78125</text:p>
          </table:table-cell>
          <table:table-cell table:style-name="ce3" table:formula="of:=[.G19]/[.I19]" office:value-type="float" office:value="0.632911392405063" calcext:value-type="float">
            <text:p>0,6329113924</text:p>
          </table:table-cell>
          <table:table-cell table:style-name="ce3" table:formula="of:=2*[.C19]*[.D19]/([.C19]+[.D19])" office:value-type="float" office:value="0.699300699300699" calcext:value-type="float">
            <text:p>0,6993006993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string" calcext:value-type="string">
            <text:p>MOI (Pessimiste corrigé)</text:p>
          </table:table-cell>
          <table:table-cell table:style-name="ce2" office:value-type="string" calcext:value-type="string">
            <text:p>Vern-VASS</text:p>
          </table:table-cell>
          <table:table-cell table:style-name="ce2" table:formula="of:=[.G20]/[.H20]" office:value-type="float" office:value="0.950819672131147" calcext:value-type="float">
            <text:p>0,9508196721</text:p>
          </table:table-cell>
          <table:table-cell table:style-name="ce2" table:formula="of:=[.G20]/[.I20]" office:value-type="float" office:value="0.840579710144927" calcext:value-type="float">
            <text:p>0,8405797101</text:p>
          </table:table-cell>
          <table:table-cell table:style-name="ce2" table:formula="of:=2*[.C20]*[.D20]/([.C20]+[.D20])" office:value-type="float" office:value="0.892307692307692" calcext:value-type="float">
            <text:p>0,8923076923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ASS-JAC</text:p>
          </table:table-cell>
          <table:table-cell table:style-name="ce2" table:formula="of:=[.G21]/[.H21]" office:value-type="string" office:string-value="" calcext:value-type="error">
            <text:p>#DIV/0 !</text:p>
          </table:table-cell>
          <table:table-cell table:style-name="ce2" table:formula="of:=[.G21]/[.I21]" office:value-type="string" office:string-value="" calcext:value-type="error">
            <text:p>#DIV/0 !</text:p>
          </table:table-cell>
          <table:table-cell table:style-name="ce2" table:formula="of:=2*[.C21]*[.D21]/([.C21]+[.D21])" office:value-type="string" office:string-value="" calcext:value-type="error">
            <text:p>#DIV/0 !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JAC-POUB</text:p>
          </table:table-cell>
          <table:table-cell table:style-name="ce2" table:formula="of:=[.G22]/[.H22]" office:value-type="string" office:string-value="" calcext:value-type="error">
            <text:p>#DIV/0 !</text:p>
          </table:table-cell>
          <table:table-cell table:style-name="ce2" table:formula="of:=[.G22]/[.I22]" office:value-type="string" office:string-value="" calcext:value-type="error">
            <text:p>#DIV/0 !</text:p>
          </table:table-cell>
          <table:table-cell table:style-name="ce2" table:formula="of:=2*[.C22]*[.D22]/([.C22]+[.D22])" office:value-type="string" office:string-value="" calcext:value-type="error">
            <text:p>#DIV/0 !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MOI (Pessimiste) (Essai 2)</text:p>
          </table:table-cell>
          <table:table-cell table:style-name="ce2" office:value-type="string" calcext:value-type="string">
            <text:p>Vern-VASS</text:p>
          </table:table-cell>
          <table:table-cell table:style-name="ce2" table:formula="of:=[.G27]/[.H27]" office:value-type="string" office:string-value="" calcext:value-type="error">
            <text:p>#DIV/0 !</text:p>
          </table:table-cell>
          <table:table-cell table:style-name="ce2" table:formula="of:=[.G27]/[.I27]" office:value-type="string" office:string-value="" calcext:value-type="error">
            <text:p>#DIV/0 !</text:p>
          </table:table-cell>
          <table:table-cell table:style-name="ce2" table:formula="of:=2*[.C27]*[.D27]/([.C27]+[.D27])" office:value-type="string" office:string-value="" calcext:value-type="error">
            <text:p>#DIV/0 !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ASS-JAC</text:p>
          </table:table-cell>
          <table:table-cell table:style-name="ce2" table:formula="of:=[.G28]/[.H28]" office:value-type="float" office:value="0.75" calcext:value-type="float">
            <text:p>0,75</text:p>
          </table:table-cell>
          <table:table-cell table:style-name="ce2" table:formula="of:=[.G28]/[.I28]" office:value-type="float" office:value="0.417391304347826" calcext:value-type="float">
            <text:p>0,4173913043</text:p>
          </table:table-cell>
          <table:table-cell table:style-name="ce2" table:formula="of:=2*[.C28]*[.D28]/([.C28]+[.D28])" office:value-type="float" office:value="0.536312849162011" calcext:value-type="float">
            <text:p>0,5363128492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JAC-POUB</text:p>
          </table:table-cell>
          <table:table-cell table:style-name="ce2" table:formula="of:=[.G29]/[.H29]" office:value-type="string" office:string-value="" calcext:value-type="error">
            <text:p>#DIV/0 !</text:p>
          </table:table-cell>
          <table:table-cell table:style-name="ce2" table:formula="of:=[.G29]/[.I29]" office:value-type="string" office:string-value="" calcext:value-type="error">
            <text:p>#DIV/0 !</text:p>
          </table:table-cell>
          <table:table-cell table:style-name="ce2" table:formula="of:=2*[.C29]*[.D29]/([.C29]+[.D29])" office:value-type="string" office:string-value="" calcext:value-type="error">
            <text:p>#DIV/0 !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1" office:value-type="string" calcext:value-type="string">
            <text:p>MOI (Pessimiste corrigé) (2)</text:p>
          </table:table-cell>
          <table:table-cell table:style-name="ce2" office:value-type="string" calcext:value-type="string">
            <text:p>Vern-VASS</text:p>
          </table:table-cell>
          <table:table-cell table:style-name="ce2" table:formula="of:=[.G30]/[.H30]" office:value-type="string" office:string-value="" calcext:value-type="error">
            <text:p>#DIV/0 !</text:p>
          </table:table-cell>
          <table:table-cell table:style-name="ce2" table:formula="of:=[.G30]/[.I30]" office:value-type="string" office:string-value="" calcext:value-type="error">
            <text:p>#DIV/0 !</text:p>
          </table:table-cell>
          <table:table-cell table:style-name="ce2" table:formula="of:=2*[.C30]*[.D30]/([.C30]+[.D30])" office:value-type="string" office:string-value="" calcext:value-type="error">
            <text:p>#DIV/0 !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ASS-JAC</text:p>
          </table:table-cell>
          <table:table-cell table:style-name="ce2" table:formula="of:=[.G31]/[.H31]" office:value-type="float" office:value="0.75" calcext:value-type="float">
            <text:p>0,75</text:p>
          </table:table-cell>
          <table:table-cell table:style-name="ce2" table:formula="of:=[.G31]/[.I31]" office:value-type="float" office:value="0.75" calcext:value-type="float">
            <text:p>0,75</text:p>
          </table:table-cell>
          <table:table-cell table:style-name="ce2" table:formula="of:=2*[.C31]*[.D31]/([.C31]+[.D31])" office:value-type="float" office:value="0.75" calcext:value-type="float">
            <text:p>0,75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JAC-POUB</text:p>
          </table:table-cell>
          <table:table-cell table:style-name="ce2" table:formula="of:=[.G32]/[.H32]" office:value-type="string" office:string-value="" calcext:value-type="error">
            <text:p>#DIV/0 !</text:p>
          </table:table-cell>
          <table:table-cell table:style-name="ce2" table:formula="of:=[.G32]/[.I32]" office:value-type="string" office:string-value="" calcext:value-type="error">
            <text:p>#DIV/0 !</text:p>
          </table:table-cell>
          <table:table-cell table:style-name="ce2" table:formula="of:=2*[.C32]*[.D32]/([.C32]+[.D32])" office:value-type="string" office:string-value="" calcext:value-type="error">
            <text:p>#DIV/0 !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Saint Martin après tagging (15m)</text:p>
          </table:table-cell>
          <table:table-cell table:style-name="ce2" office:value-type="string" calcext:value-type="string">
            <text:p>Vern-VASS</text:p>
          </table:table-cell>
          <table:table-cell table:style-name="ce2" table:formula="of:=[.G36]/[.H36]" office:value-type="float" office:value="0.950819672131147" calcext:value-type="float">
            <text:p>0,9508196721</text:p>
          </table:table-cell>
          <table:table-cell table:style-name="ce2" table:formula="of:=[.G36]/[.I36]" office:value-type="float" office:value="0.983050847457627" calcext:value-type="float">
            <text:p>0,9830508475</text:p>
          </table:table-cell>
          <table:table-cell table:style-name="ce2" table:formula="of:=2*[.C36]*[.D36]/([.C36]+[.D36])" office:value-type="float" office:value="0.966666666666667" calcext:value-type="float">
            <text:p>0,9666666667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ASS-JAC</text:p>
          </table:table-cell>
          <table:table-cell table:style-name="ce2" table:formula="of:=[.G37]/[.H37]" office:value-type="float" office:value="0.78125" calcext:value-type="float">
            <text:p>0,78125</text:p>
          </table:table-cell>
          <table:table-cell table:style-name="ce2" table:formula="of:=[.G37]/[.I37]" office:value-type="float" office:value="0.78125" calcext:value-type="float">
            <text:p>0,78125</text:p>
          </table:table-cell>
          <table:table-cell table:style-name="ce2" table:formula="of:=2*[.C37]*[.D37]/([.C37]+[.D37])" office:value-type="float" office:value="0.78125" calcext:value-type="float">
            <text:p>0,7812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JAC-POUB</text:p>
          </table:table-cell>
          <table:table-cell table:style-name="ce2" table:formula="of:=[.G38]/[.H38]" office:value-type="float" office:value="0.522388059701493" calcext:value-type="float">
            <text:p>0,5223880597</text:p>
          </table:table-cell>
          <table:table-cell table:style-name="ce2" table:formula="of:=[.G38]/[.I38]" office:value-type="float" office:value="0.945945945945946" calcext:value-type="float">
            <text:p>0,9459459459</text:p>
          </table:table-cell>
          <table:table-cell table:style-name="ce2" table:formula="of:=2*[.C38]*[.D38]/([.C38]+[.D38])" office:value-type="float" office:value="0.673076923076923" calcext:value-type="float">
            <text:p>0,6730769231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7" calcext:value-type="float">
            <text:p>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5:41:35.56584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5:50:21.319224422</meta:creation-date>
    <dc:date>2015-08-14T19:53:39.502957714</dc:date>
    <meta:editing-duration>P1DT5H57M58S</meta:editing-duration>
    <meta:editing-cycles>15</meta:editing-cycles>
    <meta:generator>LibreOffice/4.2.8.2$Linux_X86_64 LibreOffice_project/420m0$Build-2</meta:generator>
    <meta:document-statistic meta:table-count="1" meta:cell-count="186" meta:object-count="0"/>
  </office:meta>
</office:document-meta>
</file>